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0cm"/>
    </style:style>
    <style:style style:name="gr2" style:family="graphic" style:parent-style-name="standard">
      <style:graphic-properties draw:stroke="dash" draw:stroke-dash="Ultrafine_20_Dashed" draw:fill="gradient" draw:fill-gradient-name="Grün-weiß" draw:textarea-horizontal-align="left" draw:textarea-vertical-align="top" draw:auto-grow-height="false" fo:padding-top="0.05cm" fo:padding-bottom="0.05cm" fo:padding-left="0.05cm" fo:padding-right="0.05cm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4" style:family="graphic" style:parent-style-name="standard">
      <style:graphic-properties draw:marker-start-width="0.2cm" draw:marker-end="Arrow_20_concave" draw:marker-end-width="0.2cm" draw:textarea-horizontal-align="center"/>
    </style:style>
    <style:style style:name="gr5" style:family="graphic" style:parent-style-name="standard">
      <style:graphic-properties draw:fill="solid" draw:fill-color="#216021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7" style:family="graphic" style:parent-style-name="standard">
      <style:graphic-properties draw:stroke="solid" svg:stroke-color="#000000" draw:fill="solid" draw:fill-color="#c0c0c0" draw:fill-gradient-name="Grau_20_-_20_weiß" fo:min-height="0.379cm"/>
    </style:style>
    <style:style style:name="gr8" style:family="graphic" style:parent-style-name="standard">
      <style:graphic-properties draw:stroke="solid" svg:stroke-color="#000000" draw:fill="solid" draw:fill-color="#c0c0c0" draw:fill-gradient-name="Grau_20_-_20_weiß" fo:min-height="0.379cm" fo:padding-left="0cm" fo:padding-right="0cm"/>
    </style:style>
    <style:style style:name="gr9" style:family="graphic" style:parent-style-name="standard">
      <style:graphic-properties draw:stroke="dash" draw:stroke-dash="Fine_20_Dashed_20__28_var_29_" svg:stroke-width="0cm" svg:stroke-color="#000000" draw:marker-start-width="0.13cm" draw:marker-end="Arrow_20_concave" draw:marker-end-width="0.13cm" draw:textarea-horizontal-align="center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8pt" style:font-size-asian="18pt" style:font-size-complex="18pt"/>
    </style:style>
    <style:style style:name="P4" style:family="paragraph">
      <style:paragraph-properties fo:text-align="center"/>
      <style:text-properties fo:color="#000000" fo:font-family="'Courier New'" style:font-family-generic="modern" style:font-pitch="fixed" fo:font-size="10pt" fo:font-weight="bold" style:font-size-asian="18pt" style:font-size-complex="18pt"/>
    </style:style>
    <style:style style:name="P5" style:family="paragraph">
      <style:paragraph-properties fo:text-align="center"/>
      <style:text-properties fo:font-family="'Courier New'" style:font-family-generic="modern" style:font-pitch="fixed" fo:font-size="10pt" fo:font-weight="bold"/>
    </style:style>
    <style:style style:name="P6" style:family="paragraph">
      <style:paragraph-properties fo:margin-left="0cm" fo:margin-right="0cm" fo:text-align="center" fo:text-indent="0cm"/>
      <style:text-properties fo:color="#000000" fo:font-size="8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 fo:font-weight="bold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9pt" fo:font-weight="normal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14pt" fo:font-weight="bold"/>
    </style:style>
    <style:style style:name="T1" style:family="text">
      <style:text-properties fo:color="#ffffff" fo:font-size="10pt" fo:font-weight="bold" style:font-size-asian="18pt" style:font-size-complex="18pt"/>
    </style:style>
    <style:style style:name="T2" style:family="text">
      <style:text-properties fo:color="#ffffff" fo:font-size="9pt" style:font-size-asian="18pt" style:font-size-complex="18pt"/>
    </style:style>
    <style:style style:name="T3" style:family="text">
      <style:text-properties fo:color="#ffffff" fo:font-size="7pt" style:font-size-asian="18pt" style:font-size-complex="18pt"/>
    </style:style>
    <style:style style:name="T4" style:family="text">
      <style:text-properties fo:color="#ffffff" fo:font-family="'Courier New'" style:font-family-generic="modern" style:font-pitch="fixed" fo:font-size="7pt" fo:font-weight="bold" style:font-size-asian="18pt" style:font-size-complex="18pt"/>
    </style:style>
    <style:style style:name="T5" style:family="text">
      <style:text-properties fo:color="#ffffff" fo:font-family="'Courier New'" style:font-family-generic="modern" style:font-pitch="fixed" fo:font-size="7pt" style:font-size-asian="18pt" style:font-size-complex="18pt"/>
    </style:style>
    <style:style style:name="T6" style:family="text">
      <style:text-properties fo:color="#000000" fo:font-size="9pt" style:font-size-asian="18pt" style:font-size-complex="18pt"/>
    </style:style>
    <style:style style:name="T7" style:family="text">
      <style:text-properties fo:color="#000000" fo:font-size="7pt" style:font-size-asian="18pt" style:font-size-complex="18pt"/>
    </style:style>
    <style:style style:name="T8" style:family="text">
      <style:text-properties fo:font-family="'Courier New'" style:font-family-generic="modern" style:font-pitch="fixed" fo:font-size="10pt" fo:font-weight="bold"/>
    </style:style>
    <style:style style:name="T9" style:family="text">
      <style:text-properties fo:font-family="'Bitstream Vera Sans'" style:font-family-generic="swiss" style:font-pitch="variable" fo:font-size="9pt" fo:font-weight="normal"/>
    </style:style>
    <style:style style:name="T10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0.502cm" svg:height="1.237cm" svg:x="4.258cm" svg:y="11.236cm">
          <draw:text-box>
            <text:p text:style-name="P10"/>
          </draw:text-box>
        </draw:frame>
        <draw:g>
          <draw:custom-shape draw:style-name="gr2" draw:text-style-name="P1" draw:layer="layout" svg:width="22.151cm" svg:height="8.5cm" svg:x="0cm" svg:y="0cm">
            <text:p text:style-name="P10"/>
            <draw:enhanced-geometry svg:viewBox="0 0 21600 21600" draw:mirror-horizontal="false" draw:mirror-vertical="false" draw:path-stretchpoint-x="10800" draw:path-stretchpoint-y="10800" draw:text-areas="?f3 ?f4 ?f5 ?f6" draw:type="round-rectangle" draw:modifiers="2065.36993273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1" draw:layer="layout" svg:width="5.75cm" svg:height="1.25cm" draw:transform="rotate (3.1415926535892) translate (13.75cm 1.5cm)">
            <draw:glue-point draw:id="4" svg:x="0.625cm" svg:y="-5cm"/>
            <text:p text:style-name="P2"><text:span text:style-name="T1">Hardware Abstraction Layer</text:span></text:p>
            <text:p text:style-name="P2"><text:span text:style-name="T2">for main library parts</text:span></text:p>
            <text:p text:style-name="P2"><text:span text:style-name="T3">(partly 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10.875cm" svg:y1="1.5cm" svg:x2="2.125cm" svg:y2="3.5cm" draw:start-shape="id1" draw:start-glue-point="2" draw:end-shape="id2" draw:end-glue-point="0">
            <text:p text:style-name="P10"/>
          </draw:connector>
          <draw:custom-shape draw:style-name="gr5" draw:text-style-name="P3" draw:id="id2" draw:layer="layout" svg:width="3.75cm" svg:height="1.25cm" draw:transform="rotate (3.1415926535892) translate (4cm 4.75cm)">
            <draw:glue-point draw:id="4" svg:x="-1.923cm" svg:y="-4.333cm"/>
            <text:p text:style-name="P2"><text:span text:style-name="T2">Central header for </text:span></text:p>
            <text:p text:style-name="P2"><text:span text:style-name="T2">platform configuration</text:span><text:span text:style-name="T3"><text:line-break/></text:span><text:span text:style-name="T3">(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3" draw:layer="layout" svg:width="4cm" svg:height="1.25cm" draw:transform="rotate (3.1415926535892) translate (8.5cm 4.75cm)">
            <draw:glue-point draw:id="4" svg:x="-1.923cm" svg:y="-4.333cm"/>
            <draw:glue-point draw:id="5" svg:x="-4.375cm" svg:y="5cm"/>
            <text:p text:style-name="P2"><text:span text:style-name="T2">Central header for </text:span></text:p>
            <text:p text:style-name="P2"><text:span text:style-name="T2">main target functions</text:span></text:p>
            <text:p text:style-name="P2"><text:span text:style-name="T3">(e.g. </text:span><text:span text:style-name="T4">getTime()</text:span><text:span text:style-name="T5">, </text:span><text:span text:style-name="T3">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4" draw:layer="layout" svg:width="3.8cm" svg:height="1.25cm" draw:transform="rotate (3.1415926535892) translate (12.75cm 4.75cm)">
            <draw:glue-point draw:id="4" svg:x="-1.923cm" svg:y="-4.333cm"/>
            <text:p text:style-name="P2"><text:span text:style-name="T2">HAL for ESX of STW</text:span></text:p>
            <text:p text:style-name="P2"><text:span text:style-name="T3">(obligatory for this platform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5" draw:layer="layout" svg:width="4.25cm" svg:height="1.25cm" draw:transform="rotate (3.1415926535892) translate (17.5cm 4.75cm)">
            <draw:glue-point draw:id="4" svg:x="-1.923cm" svg:y="-4.333cm"/>
            <text:p text:style-name="P2"><text:span text:style-name="T2">Central header for</text:span></text:p>
            <text:p text:style-name="P2"><text:span text:style-name="T2">platform specific CAN IO</text:span></text:p>
            <text:p text:style-name="P2"><text:span text:style-name="T3">(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11" draw:layer="layout" svg:width="3.8cm" svg:height="1.25cm" draw:transform="rotate (3.1415926535892) translate (4.05cm 8.25cm)">
            <draw:glue-point draw:id="4" svg:x="-1.923cm" svg:y="-4.333cm"/>
            <text:p text:style-name="P2"><text:span text:style-name="T2">Target adaption</text:span></text:p>
            <text:p text:style-name="P2"><text:span text:style-name="T2">of base system calls</text:span></text:p>
            <text:p text:style-name="P2"><text:span text:style-name="T3">(obligatory for this platform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10" draw:layer="layout" svg:width="2.3cm" svg:height="1.25cm" draw:transform="rotate (3.1415926535892) translate (6.75cm 8.25cm)">
            <draw:glue-point draw:id="4" svg:x="-1.923cm" svg:y="-4.333cm"/>
            <text:p text:style-name="P2"><text:span text:style-name="T2">ESX specific </text:span></text:p>
            <text:p text:style-name="P2"><text:span text:style-name="T2">typedefs</text:span></text:p>
            <text:p text:style-name="P2"><text:span text:style-name="T3">(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9" draw:layer="layout" svg:width="3.3cm" svg:height="1.25cm" draw:transform="rotate (3.1415926535892) translate (10.3cm 8.25cm)">
            <draw:glue-point draw:id="4" svg:x="-1.923cm" svg:y="-4.333cm"/>
            <text:p text:style-name="P2"><text:span text:style-name="T2">ESX specific </text:span></text:p>
            <text:p text:style-name="P2"><text:span text:style-name="T2">error code mapping</text:span></text:p>
            <text:p text:style-name="P2"><text:span text:style-name="T3">(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draw:type="line" svg:x1="10.875cm" svg:y1="1.5cm" svg:x2="6.5cm" svg:y2="3.5cm" draw:start-shape="id1" draw:start-glue-point="2" draw:end-shape="id3" draw:end-glue-point="0">
            <text:p text:style-name="P10"/>
          </draw:connector>
          <draw:connector draw:style-name="gr4" draw:text-style-name="P5" draw:layer="layout" draw:type="line" svg:x1="10.875cm" svg:y1="1.5cm" svg:x2="10.85cm" svg:y2="3.5cm" draw:start-shape="id1" draw:start-glue-point="2" draw:end-shape="id4" draw:end-glue-point="0">
            <text:p text:style-name="P10"/>
          </draw:connector>
          <draw:connector draw:style-name="gr4" draw:text-style-name="P5" draw:layer="layout" draw:type="line" svg:x1="10.875cm" svg:y1="1.5cm" svg:x2="15.375cm" svg:y2="3.5cm" draw:start-shape="id1" draw:start-glue-point="2" draw:end-shape="id5" draw:end-glue-point="0">
            <text:p text:style-name="P10"/>
          </draw:connector>
          <draw:custom-shape draw:style-name="gr6" draw:text-style-name="P6" draw:id="id6" draw:layer="layout" svg:width="3.651cm" svg:height="1.75cm" draw:transform="rotate (3.1415926535892) translate (21.802cm 5.25cm)">
            <draw:glue-point draw:id="4" svg:x="-1.923cm" svg:y="-4.333cm"/>
            <text:p text:style-name="P2"><text:span text:style-name="T6">Central header for</text:span></text:p>
            <text:p text:style-name="P2"><text:span text:style-name="T6">platform specific </text:span></text:p>
            <text:p text:style-name="P2"><text:span text:style-name="T6">EEPROM IO</text:span></text:p>
            <text:p text:style-name="P2"><text:span text:style-name="T7">(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draw:type="line" svg:x1="10.875cm" svg:y1="1.5cm" svg:x2="19.976cm" svg:y2="3.5cm" draw:start-shape="id1" draw:start-glue-point="2" draw:end-shape="id6" draw:end-glue-point="0">
            <text:p text:style-name="P10"/>
          </draw:connector>
          <draw:frame draw:style-name="gr7" draw:text-style-name="P7" draw:layer="layout" svg:width="2.25cm" svg:height="0.649cm" svg:x="4.25cm" svg:y="2.25cm">
            <draw:text-box>
              <text:p text:style-name="P2"><text:span text:style-name="T8">config.h</text:span></text:p>
            </draw:text-box>
          </draw:frame>
          <draw:frame draw:style-name="gr7" draw:text-style-name="P7" draw:layer="layout" svg:width="2.25cm" svg:height="0.649cm" svg:x="7.25cm" svg:y="2.25cm">
            <draw:text-box>
              <text:p text:style-name="P2"><text:span text:style-name="T8">system.h</text:span></text:p>
            </draw:text-box>
          </draw:frame>
          <draw:frame draw:style-name="gr7" draw:text-style-name="P7" draw:layer="layout" svg:width="1.25cm" svg:height="0.649cm" svg:x="10.25cm" svg:y="2.25cm">
            <draw:text-box>
              <text:p text:style-name="P2"><text:span text:style-name="T8">esx</text:span></text:p>
            </draw:text-box>
          </draw:frame>
          <draw:frame draw:style-name="gr7" draw:text-style-name="P7" draw:layer="layout" svg:width="1.75cm" svg:height="0.649cm" svg:x="12.25cm" svg:y="2.25cm">
            <draw:text-box>
              <text:p text:style-name="P2"><text:span text:style-name="T8">can.h</text:span></text:p>
            </draw:text-box>
          </draw:frame>
          <draw:frame draw:style-name="gr7" draw:text-style-name="P7" draw:layer="layout" svg:width="2.25cm" svg:height="0.649cm" svg:x="15.25cm" svg:y="2.25cm">
            <draw:text-box>
              <text:p text:style-name="P2"><text:span text:style-name="T8">eeprom.h</text:span></text:p>
            </draw:text-box>
          </draw:frame>
          <draw:custom-shape draw:style-name="gr5" draw:text-style-name="P3" draw:id="id8" draw:layer="layout" svg:width="3.8cm" svg:height="1.25cm" draw:transform="rotate (3.1415926535892) translate (14.5cm 8.25cm)">
            <draw:glue-point draw:id="4" svg:x="-1.923cm" svg:y="-4.333cm"/>
            <text:p text:style-name="P2"><text:span text:style-name="T2">ESX specific </text:span></text:p>
            <text:p text:style-name="P2"><text:span text:style-name="T2">configuration settings</text:span></text:p>
            <text:p text:style-name="P2"><text:span text:style-name="T3">(obligatory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7" draw:layer="layout" svg:width="3.5cm" svg:height="1.25cm" draw:transform="rotate (3.1415926535892) translate (18.25cm 8.25cm)">
            <draw:glue-point draw:id="4" svg:x="-4.285cm" svg:y="-5cm"/>
            <draw:glue-point draw:id="5" svg:x="1.428cm" svg:y="-5cm"/>
            <draw:glue-point draw:id="6" svg:x="-2.857cm" svg:y="-5cm"/>
            <text:p text:style-name="P2"><text:span text:style-name="T2">Target adaption</text:span></text:p>
            <text:p text:style-name="P2"><text:span text:style-name="T2">of CAN IO</text:span></text:p>
            <text:p text:style-name="P2"><text:span text:style-name="T3">(obligatory for this platform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id="id12" draw:layer="layout" svg:width="2.801cm" svg:height="1.25cm" draw:transform="rotate (3.1415926535892) translate (21.401cm 8.25cm)">
            <draw:glue-point draw:id="4" svg:x="-1.923cm" svg:y="-4.333cm"/>
            <text:p text:style-name="P2"><text:span text:style-name="T6">Target adaption</text:span></text:p>
            <text:p text:style-name="P2"><text:span text:style-name="T6">of EEPROM</text:span></text:p>
            <text:p text:style-name="P2"><text:span text:style-name="T7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draw:type="line" svg:x1="10.85cm" svg:y1="4.75cm" svg:x2="15.001cm" svg:y2="7cm" draw:start-shape="id4" draw:start-glue-point="2" draw:end-shape="id7" draw:end-glue-point="4">
            <text:p text:style-name="P10"/>
          </draw:connector>
          <draw:connector draw:style-name="gr4" draw:text-style-name="P5" draw:layer="layout" draw:type="line" svg:x1="10.85cm" svg:y1="4.75cm" svg:x2="12.6cm" svg:y2="7cm" draw:start-shape="id4" draw:start-glue-point="2" draw:end-shape="id8" draw:end-glue-point="0">
            <text:p text:style-name="P10"/>
          </draw:connector>
          <draw:connector draw:style-name="gr4" draw:text-style-name="P5" draw:layer="layout" draw:type="line" svg:x1="10.85cm" svg:y1="4.75cm" svg:x2="8.65cm" svg:y2="7cm" draw:start-shape="id4" draw:start-glue-point="2" draw:end-shape="id9" draw:end-glue-point="0">
            <text:p text:style-name="P10"/>
          </draw:connector>
          <draw:connector draw:style-name="gr4" draw:text-style-name="P5" draw:layer="layout" draw:type="line" svg:x1="10.85cm" svg:y1="4.75cm" svg:x2="5.6cm" svg:y2="7cm" draw:start-shape="id4" draw:start-glue-point="2" draw:end-shape="id10" draw:end-glue-point="0">
            <text:p text:style-name="P10"/>
          </draw:connector>
          <draw:connector draw:style-name="gr4" draw:text-style-name="P5" draw:layer="layout" draw:type="line" svg:x1="10.85cm" svg:y1="4.75cm" svg:x2="2.15cm" svg:y2="7cm" draw:start-shape="id4" draw:start-glue-point="2" draw:end-shape="id11" draw:end-glue-point="0">
            <text:p text:style-name="P10"/>
          </draw:connector>
          <draw:frame draw:style-name="gr8" draw:text-style-name="P7" draw:layer="layout" svg:width="1.75cm" svg:height="0.649cm" svg:x="3.45cm" svg:y="5.951cm">
            <draw:text-box>
              <text:p text:style-name="P2"><text:span text:style-name="T8">system</text:span></text:p>
            </draw:text-box>
          </draw:frame>
          <draw:frame draw:style-name="gr8" draw:text-style-name="P7" draw:layer="layout" svg:width="2cm" svg:height="0.649cm" svg:x="5.85cm" svg:y="5.951cm">
            <draw:text-box>
              <text:p text:style-name="P2"><text:span text:style-name="T8">typdef.h</text:span></text:p>
            </draw:text-box>
          </draw:frame>
          <draw:frame draw:style-name="gr8" draw:text-style-name="P7" draw:layer="layout" svg:width="2.5cm" svg:height="0.649cm" svg:x="8.15cm" svg:y="5.951cm">
            <draw:text-box>
              <text:p text:style-name="P2"><text:span text:style-name="T8">errcodes.h</text:span></text:p>
            </draw:text-box>
          </draw:frame>
          <draw:frame draw:style-name="gr8" draw:text-style-name="P7" draw:layer="layout" svg:width="2cm" svg:height="0.649cm" svg:x="10.9cm" svg:y="5.951cm">
            <draw:text-box>
              <text:p text:style-name="P2"><text:span text:style-name="T8">config.h</text:span></text:p>
            </draw:text-box>
          </draw:frame>
          <draw:connector draw:style-name="gr9" draw:text-style-name="P9" draw:layer="layout" draw:type="line" svg:x1="4.75cm" svg:y1="4.75cm" svg:x2="1.42cm" svg:y2="7.084cm" draw:start-shape="id3" draw:start-glue-point="5" draw:end-shape="id11" draw:end-glue-point="4">
            <text:p text:style-name="P2"><text:span text:style-name="T9">implement</text:span><text:span text:style-name="T9"><text:tab/></text:span><text:span text:style-name="T9"><text:tab/></text:span></text:p>
            <text:p text:style-name="P8"><text:span text:style-name="T9">depend</text:span></text:p>
          </draw:connector>
          <draw:connector draw:style-name="gr9" draw:text-style-name="P9" draw:layer="layout" draw:type="line" svg:x1="19.976cm" svg:y1="5.25cm" svg:x2="20cm" svg:y2="7cm" draw:start-shape="id6" draw:end-shape="id12" draw:end-glue-point="0">
            <text:p text:style-name="P2"><text:span text:style-name="T9"><text:tab/></text:span><text:span text:style-name="T9"> <text:s text:c="5"/></text:span><text:span text:style-name="T9">implement</text:span></text:p>
            <text:p text:style-name="P8"><text:span text:style-name="T9"><text:tab/></text:span><text:span text:style-name="T9"> <text:s text:c="5"/></text:span><text:span text:style-name="T9">depend</text:span></text:p>
          </draw:connector>
          <draw:connector draw:style-name="gr9" draw:text-style-name="P9" draw:layer="layout" draw:type="line" svg:x1="15.375cm" svg:y1="4.75cm" svg:x2="15.501cm" svg:y2="7cm" draw:start-shape="id5" draw:start-glue-point="2" draw:end-shape="id7" draw:end-glue-point="6">
            <text:p text:style-name="P8"><text:span text:style-name="T9">implement depend</text:span></text:p>
            <text:p text:style-name="P8"><text:span text:style-name="T9"/></text:p>
            <text:p text:style-name="P8"><text:span text:style-name="T9"/></text:p>
            <text:p text:style-name="P8"><text:span text:style-name="T9"/></text:p>
          </draw:connector>
          <draw:connector draw:style-name="gr4" draw:text-style-name="P5" draw:layer="layout" draw:type="line" svg:x1="10.85cm" svg:y1="4.75cm" svg:x2="19.462cm" svg:y2="7.084cm" draw:end-shape="id12" draw:end-glue-point="4">
            <text:p text:style-name="P10"/>
          </draw:connector>
          <draw:frame draw:style-name="gr7" draw:text-style-name="P7" draw:layer="layout" svg:width="1.25cm" svg:height="0.649cm" svg:x="13.25cm" svg:y="5.951cm">
            <draw:text-box>
              <text:p text:style-name="P2"><text:span text:style-name="T8">can</text:span></text:p>
            </draw:text-box>
          </draw:frame>
          <draw:frame draw:style-name="gr7" draw:text-style-name="P7" draw:layer="layout" svg:width="2cm" svg:height="0.649cm" svg:x="16.1cm" svg:y="6cm">
            <draw:text-box>
              <text:p text:style-name="P2"><text:span text:style-name="T8">eeprom</text:span></text:p>
            </draw:text-box>
          </draw:frame>
        </draw:g>
        <draw:frame draw:style-name="gr10" draw:text-style-name="P11" draw:layer="layout" svg:width="5.345cm" svg:height="1.411cm" svg:x="0.2cm" svg:y="0.2cm">
          <draw:text-box>
            <text:p text:style-name="P10"><text:span text:style-name="T10">Structure of HAL </text:span></text:p>
            <text:p text:style-name="P10"><text:span text:style-name="T10">for ESX of ST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u_20_-_20_weiß" draw:display-name="Grau - weiß" draw:style="linear" draw:start-color="#808080" draw:end-color="#ffffff" draw:start-intensity="100%" draw:end-intensity="100%" draw:angle="1800" draw:border="0%"/>
    <draw:gradient draw:name="Grün-weiß" draw:style="linear" draw:start-color="#008000" draw:end-color="#ffffff" draw:start-intensity="100%" draw:end-intensity="100%" draw:angle="18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2cm" fo:page-height="8.56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9T10:38:39</meta:creation-date>
    <dc:date>2008-01-08T18:20:10</dc:date>
    <dc:language>de-DE</dc:language>
    <meta:editing-cycles>30</meta:editing-cycles>
    <meta:editing-duration>PT8H48M34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